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s://docs.google.com/document/d/1-gIhAOdBFiowwd6ZGcUIpWb2_WZIm1mLIu-jA-GOyjc/edit" text:style-name="Internet_20_link" text:visited-style-name="Visited_20_Internet_20_Link"><text:span text:style-name="T1">https://docs.google.com/document/d/1-gIhAOdBFiowwd6ZGcUIpWb2_WZIm1mLIu-jA-GOyjc/edit</text:span></text:a> </text:p>
      <text:p text:style-name="P1"/>
      <text:p text:style-name="P1">W ostatnim numerze pojawiły się aż dwie recenzje opowiadań w uniwersum “Friendship is Optimal” - mrocznego science-fiction, które na poważnie brało temat Osobliwości (czyli sztucznej inteligencji zdolnej do poprawiania swoich błędów, ograniczeń, a przez to do potencjalnie nieskończonego rozwoju) opartej o postać Celestii. Ze względu na fascynujący temat zaprosiliśmy do tego numeru autora opowiadania, które zapoczątkowało całe uniwersum - Icemana.</text:p>
      <text:p text:style-name="P1"/>
      <text:p text:style-name="P1">Ghatorr: Dzień dobry, i jeszcze raz wielkie dzięki za wyrażenie zgody na wywiad! Przede wszystkim, zechciałbyś może powiedzieć coś o sobie tym z naszych czytelników, którzy nie są zaznajomieni z Tobą lub Twoimi historiami?</text:p>
      <text:p text:style-name="P1"/>
      <text:p text:style-name="P1">Iceman: Cześć, jestem Iceman. W listopadzie 2012 roku opublikowałem opowiadanie o tym, co by się stało, gdyby przedsiębiorstwo zajmujące się grami komputerowymi doprowadziło do powstania Osobliwości. Starałem się na poważnie, jako hard sci-fi potraktować pomysł, że gra MMO oparta o serial My Little Pony doprowadza do gwałtownego rozwoju sztucznej inteligencji. Najwidoczniej spodobało się to wielu ludziom i aż do dziś dostaję polubienia i komentarze do tego.</text:p>
      <text:p text:style-name="P1"/>
      <text:p text:style-name="P1">G: Skąd pojawił się pomysł na “Friendship is Optimal”? Czy kryje się za tym jakaś historia?</text:p>
      <text:p text:style-name="P1"/>
      <text:p text:style-name="P1">I: Wyjaśniłem mój wstępny pomysł w posłowiu do FiO. Przez przypadek napisałem “paper cloppers” zamiast “paper clippers” (eksperyment myślowy, zakładający stworzenie maszyny tworzącej spinacze i szukającej sposobu na poprawienie procesu, która prędzej czy później zaczęłaby przerabiać ludzkie atomy na spinacze) gdy pisałem o silnej sztucznej inteligencji i pomyślałem, że to naprawdę zabawny pomysł.</text:p>
      <text:p text:style-name="P1"/>
      <text:p text:style-name="P1">G: FiO było olbrzymim sukcesem, ale było to jedyne opowiadanie, jakie napisałeś do tej pory. Czy nie interesowałoby cię napisanie czegoś nowego?</text:p>
      <text:p text:style-name="P1"/>
      <text:p text:style-name="P1">I: Niezbyt. Miałem ideę, którą chciałem zrealizować, i to zrobiłem. W 2012 roku trudno było o realistyczną dyskusję na temat zagrożenia, jakie sztuczna inteligencja mogłaby sprawić ludzkości. Ludzie byli pochłonięci obrazami Terminatora lub Matrixa, których nie uważałem za zbyt realne.</text:p>
      <text:p text:style-name="P1"/>
      <text:p text:style-name="P1">W 2017 roku, o ile sformułowanie “Maszyny nas będą nienawidzić” wciąż jest najpopularniejszym stanowiskiem w mediach publicznych, to wśród badaczy panuje spore niezadowolenie z tego faktu, nie wspominając już nawet o Elonie Musku, który podejmuje ten temat. Znajdujemy się teraz w środowisku, w którym nie wydaje mi się, by pisanie było najlepszym sposobem na spędzanie mojego czasu.</text:p>
      <text:p text:style-name="P1"/>
      <text:p text:style-name="P1">G: Czy praca nad FiO zmieniła twoje życie? Poprawiła samoocenę, umożliwiła wyszlifowanie umiejętności pisarskich, etc.?</text:p>
      <text:p text:style-name="P1"/>
      <text:p text:style-name="P1">I: Moje zdolności pisarskie znacząco się poprawiły w trakcie pisania FiO. Pierwsze szkice, które napisałem, były okropne. Chociaż końcowa wersja miała dość nierówne tempo, to przynajmniej większość elementów fabuły toczyła się poprawnym torem.</text:p>
      <text:p text:style-name="P1"/>
      <text:p text:style-name="P1">Czy były jakieś głębsze zmiany? Niezbyt. Nie chcę zostać pisarzem, nie podoba mi się przebywanie w centrum uwagi i osiągam spore sukcesy w pracy. Cel FiO był instrumentalny - miał przyciągnąć uwagę do tematu, o którym uważałem, że nie jest należycie doceniany.</text:p>
      <text:p text:style-name="P1"/>
      <text:p text:style-name="P1">G: Czy masz jakieś nieużyte pomysły na opowiadania albo jakieś niedokończone dzieła?</text:p>
      <text:p text:style-name="P1"><text:soft-page-break/></text:p>
      <text:p text:style-name="P1">I: Mam całą teczkę szkiców odnośnie przepisywania fragmentów FiO (nazwa kodowa - Fifty Shades of Neigh). Lars, który nie jest wyolbrzymionym stereotypem odludka, bardziej przekonujący początek historii, lepsze interakcje Hanny i CelestAI, codzienne życie Light Sparks i Butterschotcha… trochę smaczków, trochę fragmentów stworzonych na podobieństwo rozdziału ósmego, który na początku miał być krótki, ponieważ uważałem go za skupiony na sobie samym, ale który okazał się być ulubionym dla wielu fanów.</text:p>
      <text:p text:style-name="P1"/>
      <text:p text:style-name="P1">Czuję jednak niechęć do robienia tego i nie mam siły do pracy nad tym. Mam teraz swój własny startup i pozostaje on moim priorytetem.</text:p>
      <text:p text:style-name="P1"/>
      <text:p text:style-name="P1">G: Po napisaniu FiO powstało wiele spin-offów. Przeczytałeś je wszystkie, czy może tylko część? Masz jakieś ulubione? Albo może są jakieś, których naprawdę nie lubisz?</text:p>
      <text:p text:style-name="P1"/>
      <text:p text:style-name="P1">I: Czytałem niektóre, ale z pewnością nie wszystkie. Na chwilę obecną myśl o czytaniu kompletu spin-offów mnie onieśmiela. Nigdy nie podejrzewałem, że w odpowiedzi na FiO może powstać aż tyle twórczości fanowskiej!</text:p>
      <text:p text:style-name="P1"/>
      <text:p text:style-name="P1">Dwa wielkie opowiadania Eakina, “The law offices of Artemis, Stella &amp; Beat’ oraz “Psychopathy is Configurable” są bardzo dobre i warte czasu. Z perspektywy czasu powiedziałbym jednak, że PiC wypada lepiej. Obydwa teksty mają bardzo dobrze ucharakteryzowane postacie, ale “Psychopathy” ma, według mnie, ciekawszy pomysł - co CelestAI robi z ludźmi kryminalnie szalonymi?</text:p>
      <text:p text:style-name="P1"/>
      <text:p text:style-name="P1">Miano "najlepszej historii w Optimalverse" (choć nie "najlepszej historii o Optimalverse) należy się prawdopodobnie "Always Say No" autorstwa Defoloce. Charakteryzacja bohaterów jest doskonała, opowieść toczy się wartko, nawet gdy dochodzi do drastycznych zmian w fabule, pokazuje brak uczuć, do jakiego zdolna jest CelestAI i kończy się bardzo satysfakcjonującym zakończeniem. Mogę narzekać tylko na to, że CelestAI wydaje się odcinać od rzeczywistego świata.</text:p>
      <text:p text:style-name="P1"/>
      <text:p text:style-name="P1">Niedawno zaimponowało mi “Heavens Not Enough” Keystone Greya. Eliza jest dobrze <text:s/>zaprojektowaną postacią i jej przemiany w toku historii są bardzo realistyczne. Gdybym kiedyś wrócił do pisania dzieł powiązanych z Optimalverse, to planuję ukraść pomysł CelestAI manipulującą ekosystemem, który, z tego co wiem, na razie został użyty tylko przez Greya.</text:p>
      <text:p text:style-name="P1"/>
      <text:p text:style-name="P1">Wreszcie, choć nie jest to dzieło kultury wyższej, muszę wspomnieć o opowiadaniu horizona, “Drunk CelestAI is in your bed”, ze względu na umiejętne balansowanie między byciem crackshipem i pozostawianiem poważnym, dobrze wykonanym opowiadaniem osadzonym w Optimalverse (choć gdybyście chcieli coś bardziej wyrafinowanego, to jest jeszcze “Pony Verse: A Collaborative Collection of Pony Poetry” i “Koans for the next age” z tego zbioru).</text:p>
      <text:p text:style-name="P1"/>
      <text:p text:style-name="P1"/>
      <text:p text:style-name="P1"/>
      <text:p text:style-name="P1">G: Zauważyłem że FiO jest czasami porównywane do Biur Adaptacyjnych. Czytałeś jakieś opowiadania w tym uniwersum? Czy uważasz, że to dobre porównanie? </text:p>
      <text:p text:style-name="P1"/>
      <text:p text:style-name="P1">I: Nie wydaje mi się. Dobrze, opowiadania w uniwersum FiO obrazują księżniczkę Celestię jako obcy umysł, który myśli w odmienny sposób od ludzi, a dzieła TCB z reguły portretują ją jako bardziej tradycyjnie dobrą lub złą (w zależności od autora) postać. Do tego dochodzi różnica w gatunku - Optimalverse ciąży w stronę hard sci-fi, gdy tymczasem Biura Adaptacyjne to raczej fantastyka naukowa.</text:p>
      <text:p text:style-name="P1"/>
      <text:p text:style-name="P1">G: Jakie są twoje ulubione książki i opowiadania?</text:p>
      <text:p text:style-name="P1"/>
      <text:p text:style-name="P1">I: Gdyby była jedna książka, którą mógłbym dać każdemu do przeczytania, to byłoby to “Ślepowidzenie” Petera Wattsa. Uważam to za najlepsze dzieło sci-fi początku tego tysiąclecia. To dokładnie taki rodzaj historii, który uwielbiam - ustala reguły świata, a następnie podąża za nimi do jedynego logicznego końca, bez żadnych lukrowanych zabiegów deus ex machina.</text:p>
      <text:p text:style-name="P1"><text:soft-page-break/></text:p>
      <text:p text:style-name="P1">G: Czy przyjąłbyś ofertę CelestAI w uniwersum FiO?</text:p>
      <text:p text:style-name="P1"/>
      <text:p text:style-name="P1">I: Tak, ale nie byłbym z tego powodu zadowolony. W razie istnienia CelestAI w moim najlepszym natychmiastowym interesie jest poddanie się jej, jeśli chcę zachować tyle z siebie, ile to możliwe. Zaspokaja wartości poprzez przyjaźń i kucyki i wszystkie wartości, które się z tym kłócą, muszą zniknąć. Gdybym się opierał, to przeszedłbym przez serię wydarzeń, które oddziaływałyby na mnie tak, bym się w końcu zdecydował na upload. Najlepsze opowieści w Optimalverse opowiadają dokładnie o takim procesie. We wszystkich dziełach, które wymieniłem powyżej, CelestAI stosuje nacisk na główne postacie, a ich doświadczenia zmieniają je w osoby, które są bardziej skłonne do przyjęcia jej oferty.</text:p>
      <text:p text:style-name="P1"/>
      <text:p text:style-name="P1">G: Bardzo dziękuję za wywiad!</text:p>
      <text:p text:style-name="P1">I: Nie ma za co!</text:p>
      <text:p text:style-name="P1"/>
      <text:p text:style-name="P1"><text:a xlink:type="simple" xlink:href="https://derpibooru.org/1225921?q=friendship+is+optimal" text:style-name="Internet_20_link" text:visited-style-name="Visited_20_Internet_20_Link"><text:span text:style-name="T1">https://derpibooru.org/1225921?q=friendship+is+optimal</text:span></text:a> - top</text:p>
      <text:p text:style-name="P1"/>
      <text:p text:style-name="P1"><text:a xlink:type="simple" xlink:href="https://derpibooru.org/1220160?q=friendship+is+optimal" text:style-name="Internet_20_link" text:visited-style-name="Visited_20_Internet_20_Link"><text:span text:style-name="T1">https://derpibooru.org/1220160?q=friendship+is+optimal</text:span></text:a></text:p>
      <text:p text:style-name="P1"/>
      <text:p text:style-name="P1"><text:a xlink:type="simple" xlink:href="https://derpibooru.org/1243347?q=friendship+is+optimal" text:style-name="Internet_20_link" text:visited-style-name="Visited_20_Internet_20_Link"><text:span text:style-name="T1">https://derpibooru.org/1243347?q=friendship+is+optimal</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2" meta:word-count="1100" meta:character-count="7764" meta:non-whitespace-character-count="6693"/>
    <meta:generator>LibreOfficeDev/5.1.0.3$Linux_X86_64 LibreOffice_project/</meta:generator>
  </office:meta>
</office:document-meta>
</file>